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5"/>
    <style:style style:name="P2" style:family="paragraph" style:parent-style-name="List_20_Paragraph" style:list-style-name="WWNum13"/>
    <style:style style:name="P3" style:family="paragraph" style:parent-style-name="List_20_Paragraph" style:list-style-name="WWNum6"/>
    <style:style style:name="P4" style:family="paragraph" style:parent-style-name="List_20_Paragraph" style:list-style-name="WWNum7"/>
    <style:style style:name="P5" style:family="paragraph" style:parent-style-name="List_20_Paragraph" style:list-style-name="WWNum12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8" style:family="paragraph" style:parent-style-name="Standard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text-properties style:font-name="Times New Roman" fo:font-weight="bold" style:font-weight-asian="bold" style:font-name-complex="Times New Roman1"/>
    </style:style>
    <style:style style:name="P10" style:family="paragraph" style:parent-style-name="Standard" style:list-style-name="L2">
      <style:text-properties officeooo:paragraph-rsid="00123fe6"/>
    </style:style>
    <style:style style:name="P11" style:family="paragraph" style:parent-style-name="Standard" style:list-style-name="L2">
      <style:text-properties fo:font-weight="normal" officeooo:rsid="00123fe6" officeooo:paragraph-rsid="00123fe6" style:font-weight-asian="normal" style:font-weight-complex="normal"/>
    </style:style>
    <style:style style:name="P12" style:family="paragraph" style:parent-style-name="Standard">
      <style:text-properties fo:font-weight="normal" officeooo:rsid="00123fe6" officeooo:paragraph-rsid="00123fe6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123fe6" officeooo:paragraph-rsid="00123fe6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438a9" officeooo:paragraph-rsid="001438a9" style:font-weight-asian="normal" style:font-weight-complex="normal"/>
    </style:style>
    <style:style style:name="P1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4" style:family="text">
      <style:text-properties style:font-name="Times New Roman" fo:font-size="11pt" fo:font-weight="bold" officeooo:rsid="00123fe6" style:font-size-asian="11pt" style:font-weight-asian="bold" style:font-name-complex="Times New Roman1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6" style:family="text">
      <style:text-properties style:font-name="Times New Roman" fo:font-size="11pt" style:font-size-asian="11pt" style:font-name-complex="Times New Roman1" style:font-size-complex="11pt"/>
    </style:style>
    <style:style style:name="T7" style:family="text">
      <style:text-properties style:font-name="Times New Roman" fo:font-size="11pt" officeooo:rsid="001438a9" style:font-size-asian="11pt" style:font-name-complex="Times New Roman1" style:font-size-complex="11pt"/>
    </style:style>
    <style:style style:name="T8" style:family="text">
      <style:text-properties style:font-name="Times New Roman" fo:font-size="11pt" fo:font-weight="normal" officeooo:rsid="00123fe6" style:font-size-asian="11pt" style:font-weight-asian="normal" style:font-name-complex="Times New Roman1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Nicholas Guilfoyle</text:span></text:p>
      <text:p text:style-name="P6"><text:span text:style-name="T2">(517) 974-8590</text:span></text:p>
      <text:p text:style-name="P6"><text:span text:style-name="T2">guilfoyl@umich.edu</text:span></text:p>
      <text:p text:style-name="P15"><text:span text:style-name="T2">1562 Haddon Hall Drive</text:span><text:bookmark text:name="_GoBack"/></text:p>
      <text:p text:style-name="P15"><text:span text:style-name="T2">Holt MI, 48842</text:span></text:p>
      <text:p text:style-name="P7"/>
      <text:p text:style-name="Standard"><text:span text:style-name="T3">EDUCATION </text:span></text:p>
      <text:p text:style-name="P16"><text:span text:style-name="T3">UNIVERSITY OF MICHIGAN (2017-Present)</text:span></text:p>
      <text:p text:style-name="P16"><text:span text:style-name="T3">COLLEGE OF LITERATURE, SCIENCE, AND THE ARTS</text:span></text:p>
      <text:list xml:id="list24755771" text:style-name="WWNum5">
        <text:list-item>
          <text:p text:style-name="P1"><text:span text:style-name="T6">Anticipated graduation semester Winter 202</text:span><text:span text:style-name="T7">0</text:span></text:p>
        </text:list-item>
        <text:list-item>
          <text:p text:style-name="P1"><text:span text:style-name="T6">GPA 3.5/4</text:span></text:p>
        </text:list-item>
        <text:list-item>
          <text:p text:style-name="P1"><text:span text:style-name="T6">Bachelor of Science in Data Science</text:span></text:p>
        </text:list-item>
        <text:list-item>
          <text:p text:style-name="P1"><text:span text:style-name="T6">University Honors Fall 2017 and Winter 2018</text:span></text:p>
        </text:list-item>
      </text:list>
      <text:p text:style-name="P7"/>
      <text:p text:style-name="Standard"><text:span text:style-name="T3">PROGRAMMING EXPERIENCE</text:span></text:p>
      <text:list xml:id="list1013157876" text:style-name="WWNum13">
        <text:list-item>
          <text:p text:style-name="P2"><text:span text:style-name="T6">Image classification via convolutional neural network in Python</text:span></text:p>
        </text:list-item>
        <text:list-item>
          <text:p text:style-name="P2"><text:span text:style-name="T6">Unsupervised learning application using an autoencoder to compress and reconstruct images using Python</text:span></text:p>
        </text:list-item>
        <text:list-item>
          <text:p text:style-name="P2"><text:span text:style-name="T6">Experience with SQL and Java from Database Management</text:span></text:p>
        </text:list-item>
        <text:list-item>
          <text:p text:style-name="P2"><text:span text:style-name="T6">Implemented the card game Euchre in C++ with functioning computer players</text:span></text:p>
        </text:list-item>
        <text:list-item>
          <text:p text:style-name="P2"><text:span text:style-name="T6">Used a public API to pull sports data for a college football ranking system</text:span></text:p>
        </text:list-item>
      </text:list>
      <text:p text:style-name="P7"/>
      <text:p text:style-name="Standard"><text:span text:style-name="T3">WORK EXPERIENCE</text:span></text:p>
      <text:p text:style-name="Standard"><text:span text:style-name="T3"><text:tab/></text:span><text:span text:style-name="T4">US CENSUS IT SUPPORT CLERK: LANSING AREA CENSUS OFFICE (July-August 2020)</text:span></text:p>
      <text:list xml:id="list1465946025" text:style-name="L2">
        <text:list-item>
          <text:p text:style-name="P10"><text:span text:style-name="T8">Provided technical support for Census field staff using Census Mobile Devices (Iphones and Ipads)</text:span></text:p>
        </text:list-item>
        <text:list-item>
          <text:p text:style-name="P10"><text:span text:style-name="T8">Provided technical support for staff in the Area Census Office through CTRIX and other programs</text:span></text:p>
        </text:list-item>
        <text:list-item>
          <text:p text:style-name="P11"><text:span text:style-name="T6">Managed inventory of more than five thousand Census Mobile Devices</text:span></text:p>
        </text:list-item>
        <text:list-item>
          <text:p text:style-name="P11"><text:span text:style-name="T6">Trained new staff on support procedures</text:span></text:p>
        </text:list-item>
      </text:list>
      <text:p text:style-name="P12"><text:span text:style-name="T6"><text:tab/></text:span><text:span text:style-name="T5">AT&amp;T SUMMER EXTERNSHIP (June-July 2020)</text:span></text:p>
      <text:list xml:id="list373152065" text:style-name="L3">
        <text:list-item>
          <text:p text:style-name="P13"><text:span text:style-name="T6">Four week remote program with focus on sharpening business skills</text:span></text:p>
        </text:list-item>
        <text:list-item>
          <text:p text:style-name="P14"><text:span text:style-name="T6">Materials also covered AT&amp;T programs (HBO, DirectTV, AT&amp;T Internet)</text:span></text:p>
        </text:list-item>
      </text:list>
      <text:p text:style-name="P16"><text:span text:style-name="T3">MCDONALD’S CREW MEMBER (Summers 2017-2019)</text:span></text:p>
      <text:list xml:id="list2949725663" text:style-name="WWNum6">
        <text:list-item>
          <text:p text:style-name="P3"><text:span text:style-name="T6">Executed financial transactions including handling money from customers and ensuring accuracy of transactions at shift end</text:span></text:p>
        </text:list-item>
        <text:list-item>
          <text:p text:style-name="P3"><text:span text:style-name="T6">Resolved issues with customers when problems arose to increase efficiency of store operations</text:span></text:p>
        </text:list-item>
        <text:list-item>
          <text:p text:style-name="P3"><text:span text:style-name="T6">Trained employees on new positions and helped to introduce new systems to other employees </text:span></text:p>
        </text:list-item>
      </text:list>
      <text:p text:style-name="P18"/>
      <text:p text:style-name="P17"><text:span text:style-name="T3">UNIVERSITY OF MICHIGAN QUIZ BOWL (2017-Present)</text:span></text:p>
      <text:p text:style-name="Standard"><text:span text:style-name="T3"><text:tab/>2018 TOURNAMENT DIRECTOR</text:span></text:p>
      <text:list xml:id="list4088393086" text:style-name="WWNum7">
        <text:list-item>
          <text:p text:style-name="P4"><text:span text:style-name="T6">Oversaw tournament logistics, including managing tournament staff, preparing schedules, and communicating with coaches from other schools</text:span></text:p>
        </text:list-item>
        <text:list-item>
          <text:p text:style-name="P4"><text:span text:style-name="T6">Managed statistics for tournaments with quiz bowl statistics software</text:span></text:p>
        </text:list-item>
        <text:list-item>
          <text:p text:style-name="P4"><text:span text:style-name="T6">Competed in 2018 Division II NAQT Inter-Collegiate National Tournament</text:span></text:p>
        </text:list-item>
      </text:list>
      <text:p text:style-name="Standard"><text:span text:style-name="T3"/></text:p>
      <text:p text:style-name="P8"/>
      <text:p text:style-name="Standard"><text:span text:style-name="T3">ADDITIONAL INFORMATION</text:span></text:p>
      <text:list xml:id="list3051194365" text:style-name="WWNum12">
        <text:list-item>
          <text:p text:style-name="P5"><text:span text:style-name="T6">Collector of records, mostly alternative and classic rock</text:span></text:p>
        </text:list-item>
        <text:list-item>
          <text:p text:style-name="P5"><text:span text:style-name="T6">Avid follower of Michigan Football</text:span></text:p>
        </text:list-item>
        <text:list-item>
          <text:p text:style-name="P5"><text:span text:style-name="T6">Played trombone for eight years and did three years of marching band in high school</text:span></text:p>
        </text:list-item>
      </text:list>
      <text:p text:style-name="P18"/>
      <text:p text:style-name="P19"/>
      <text:p text:style-name="P9"/>
      <text:p text:style-name="P9"/>
      <text:p text:style-name="P9"/>
      <text:p text:style-name="P9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uilfoyle, Nicholas</meta:initial-creator>
    <meta:editing-cycles>4</meta:editing-cycles>
    <meta:print-date>2020-04-25T14:46:00</meta:print-date>
    <meta:creation-date>2020-04-25T14:46:00</meta:creation-date>
    <dc:date>2020-07-26T16:36:02.918384661</dc:date>
    <meta:editing-duration>PT5M</meta:editing-duration>
    <meta:generator>LibreOffice/6.3.2.2$Linux_X86_64 LibreOffice_project/30$Build-2</meta:generator>
    <meta:document-statistic meta:table-count="0" meta:image-count="0" meta:object-count="0" meta:page-count="2" meta:paragraph-count="40" meta:word-count="327" meta:character-count="2168" meta:non-whitespace-character-count="19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